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adornments="Normal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roman" style:font-pitch="variable"/>
  </office:font-face-decls>
  <office:automatic-styles>
    <style:style style:name="P1" style:family="paragraph" style:parent-style-name="Standard">
      <loext:graphic-properties draw:fill="solid" draw:fill-color="#e9967a" draw:fill-gradient-name="Gradient_20_6" draw:fill-hatch-name="hatch"/>
      <style:paragraph-properties fo:text-align="justify" style:justify-single-word="false" fo:background-color="#e9967a" fo:padding="0.049cm" fo:border="0.06pt solid #000000" style:vertical-align="middle">
        <style:tab-stops>
          <style:tab-stop style:position="0.997cm" style:type="right"/>
          <style:tab-stop style:position="1.281cm"/>
        </style:tab-stops>
      </style:paragraph-properties>
      <style:text-properties officeooo:paragraph-rsid="0332a1eb"/>
    </style:style>
    <style:style style:name="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P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323296" loext:opacity="100%" style:font-name="Arial1" fo:font-size="14pt" fo:letter-spacing="-0.016cm" fo:language="es" fo:country="ES" fo:font-weight="bold" officeooo:rsid="01293342" officeooo:paragraph-rsid="02d929d3" fo:background-color="transparent" style:font-size-asian="14pt" style:font-weight-asian="bold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1" fo:font-size="14pt" fo:letter-spacing="-0.016cm" fo:language="es" fo:country="ES" fo:font-weight="bold" officeooo:rsid="02e76393" officeooo:paragraph-rsid="02e76393" style:font-size-asian="14pt" style:font-weight-asian="bold" style:font-size-complex="14pt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1" fo:font-size="14pt" fo:letter-spacing="-0.016cm" fo:language="es" fo:country="ES" fo:font-weight="bold" officeooo:rsid="02e8f517" officeooo:paragraph-rsid="02e8f517" style:font-size-asian="14pt" style:font-weight-asian="bold" style:font-size-complex="14pt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ceb0d2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e76393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reak-before="page" fo:background-color="transparent" fo:padding="0.049cm" fo:border="none"/>
      <style:text-properties officeooo:paragraph-rsid="02e76393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e8f517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reak-before="page" fo:background-color="transparent" fo:padding="0.049cm" fo:border="none"/>
      <style:text-properties officeooo:paragraph-rsid="02e8f517"/>
    </style:style>
    <style:style style:name="P11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4eaea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76393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8f517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a646b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a646b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76393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3353694" fo:background-color="transparent" style:font-size-asian="8pt" style:font-weight-asian="normal" style:font-size-complex="8pt" style:font-weight-complex="normal"/>
    </style:style>
    <style:style style:name="P1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332a1eb" fo:background-color="transparent" style:font-size-asian="8pt" style:font-weight-asian="normal" style:font-size-complex="8pt" style:font-weight-complex="normal"/>
    </style:style>
    <style:style style:name="P19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39dc80a" fo:background-color="transparent" style:font-size-asian="8pt" style:font-weight-asian="normal" style:font-size-complex="8pt" style:font-weight-complex="normal"/>
    </style:style>
    <style:style style:name="P20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3a24505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0eed9a" officeooo:paragraph-rsid="030eed9a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a646b" officeooo:paragraph-rsid="02ea646b" fo:background-color="transparent" style:font-size-asian="8pt" style:font-weight-asian="normal" style:font-size-complex="8pt" style:font-weight-complex="normal"/>
    </style:style>
    <style:style style:name="P2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40a3a" officeooo:paragraph-rsid="0332a1eb" fo:background-color="transparent" style:font-size-asian="8pt" style:font-weight-asian="normal" style:font-size-complex="8pt" style:font-weight-complex="normal"/>
    </style:style>
    <style:style style:name="P24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40a3a" officeooo:paragraph-rsid="03340003" fo:background-color="transparent" style:font-size-asian="8pt" style:font-weight-asian="normal" style:font-size-complex="8pt" style:font-weight-complex="normal"/>
    </style:style>
    <style:style style:name="P25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df55eb" officeooo:paragraph-rsid="03340003" fo:background-color="transparent" style:font-size-asian="8pt" style:font-weight-asian="normal" style:font-size-complex="8pt" style:font-weight-complex="normal"/>
    </style:style>
    <style:style style:name="P26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df55eb" officeooo:paragraph-rsid="037325a5" fo:background-color="transparent" style:font-size-asian="8pt" style:font-weight-asian="normal" style:font-size-complex="8pt" style:font-weight-complex="normal"/>
    </style:style>
    <style:style style:name="P27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7ebaf1" officeooo:paragraph-rsid="03340003" fo:background-color="transparent" style:font-size-asian="8pt" style:font-weight-asian="normal" style:font-size-complex="8pt" style:font-weight-complex="normal"/>
    </style:style>
    <style:style style:name="P28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1e8ef" officeooo:paragraph-rsid="03340003" fo:background-color="transparent" style:font-size-asian="8pt" style:font-weight-asian="normal" style:font-size-complex="8pt" style:font-weight-complex="normal"/>
    </style:style>
    <style:style style:name="P29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3e73b5" officeooo:paragraph-rsid="03340003" fo:background-color="transparent" style:font-size-asian="8pt" style:font-weight-asian="normal" style:font-size-complex="8pt" style:font-weight-complex="normal"/>
    </style:style>
    <style:style style:name="P30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66b37f" officeooo:paragraph-rsid="03340003" fo:background-color="transparent" style:font-size-asian="8pt" style:font-weight-asian="normal" style:font-size-complex="8pt" style:font-weight-complex="normal"/>
    </style:style>
    <style:style style:name="P31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7af379" officeooo:paragraph-rsid="0332a1eb" fo:background-color="transparent" style:font-size-asian="8pt" style:font-weight-asian="normal" style:font-size-complex="8pt" style:font-weight-complex="normal"/>
    </style:style>
    <style:style style:name="P32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7af379" officeooo:paragraph-rsid="0354296b" fo:background-color="transparent" style:font-size-asian="8pt" style:font-weight-asian="normal" style:font-size-complex="8pt" style:font-weight-complex="normal"/>
    </style:style>
    <style:style style:name="P33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7aff1f" officeooo:paragraph-rsid="0332a1eb" fo:background-color="transparent" style:font-size-asian="8pt" style:font-weight-asian="normal" style:font-size-complex="8pt" style:font-weight-complex="normal"/>
    </style:style>
    <style:style style:name="P34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7465c6" officeooo:paragraph-rsid="0332a1eb" fo:background-color="transparent" style:font-size-asian="8pt" style:font-weight-asian="normal" style:font-size-complex="8pt" style:font-weight-complex="normal"/>
    </style:style>
    <style:style style:name="P35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7d2085" officeooo:paragraph-rsid="0332a1eb" fo:background-color="transparent" style:font-size-asian="8pt" style:font-weight-asian="normal" style:font-size-complex="8pt" style:font-weight-complex="normal"/>
    </style:style>
    <style:style style:name="P36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7d7bfe" officeooo:paragraph-rsid="0332a1eb" fo:background-color="transparent" style:font-size-asian="8pt" style:font-weight-asian="normal" style:font-size-complex="8pt" style:font-weight-complex="normal"/>
    </style:style>
    <style:style style:name="P37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78aefc" officeooo:paragraph-rsid="03340003" fo:background-color="transparent" style:font-size-asian="8pt" style:font-weight-asian="normal" style:font-size-complex="8pt" style:font-weight-complex="normal"/>
    </style:style>
    <style:style style:name="P38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af3cb8" officeooo:paragraph-rsid="03af3cb8" fo:background-color="transparent" style:font-size-asian="8pt" style:font-weight-asian="normal" style:font-size-complex="8pt" style:font-weight-complex="normal"/>
    </style:style>
    <style:style style:name="P39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76393" fo:background-color="transparent" style:font-size-asian="7pt" style:font-weight-asian="normal" style:font-size-complex="7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76393" fo:background-color="transparent" style:font-size-asian="7pt" style:font-weight-asian="normal" style:font-size-complex="7pt" style:font-weight-complex="normal"/>
    </style:style>
    <style:style style:name="P4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40a3a" fo:background-color="transparent" style:font-size-asian="7pt" style:font-weight-asian="normal" style:font-size-complex="7pt" style:font-weight-complex="normal"/>
    </style:style>
    <style:style style:name="P4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8f517" fo:background-color="transparent" style:font-size-asian="7pt" style:font-weight-asian="normal" style:font-size-complex="7pt" style:font-weight-complex="normal"/>
    </style:style>
    <style:style style:name="P4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82250" officeooo:paragraph-rsid="02d82250" fo:background-color="transparent" style:font-size-asian="7pt" style:font-weight-asian="normal" style:font-size-complex="7pt" style:font-weight-complex="normal"/>
    </style:style>
    <style:style style:name="P4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f4f0f6" officeooo:paragraph-rsid="02e76393" fo:background-color="transparent" style:font-size-asian="7pt" style:font-weight-asian="normal" style:font-size-complex="7pt" style:font-weight-complex="normal"/>
    </style:style>
    <style:style style:name="P4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f55eb" officeooo:paragraph-rsid="02e8f517" fo:background-color="transparent" style:font-size-asian="7pt" style:font-weight-asian="normal" style:font-size-complex="7pt" style:font-weight-complex="normal"/>
    </style:style>
    <style:style style:name="P4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2e76393" fo:background-color="transparent" style:font-size-asian="7pt" style:font-weight-asian="normal" style:font-size-complex="7pt" style:font-weight-complex="normal"/>
    </style:style>
    <style:style style:name="P4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2fe7b39" fo:background-color="transparent" style:font-size-asian="7pt" style:font-weight-asian="normal" style:font-size-complex="7pt" style:font-weight-complex="normal"/>
    </style:style>
    <style:style style:name="P4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3014d89" fo:background-color="transparent" style:font-size-asian="7pt" style:font-weight-asian="normal" style:font-size-complex="7pt" style:font-weight-complex="normal"/>
    </style:style>
    <style:style style:name="P49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a9ef69" officeooo:paragraph-rsid="02d4eaea" fo:background-color="transparent" style:font-size-asian="7pt" style:font-weight-asian="normal" style:font-size-complex="7pt" style:font-weight-complex="normal"/>
    </style:style>
    <style:style style:name="P5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cf856" officeooo:paragraph-rsid="02dc8044" fo:background-color="transparent" style:font-size-asian="7pt" style:font-weight-asian="normal" style:font-size-complex="7pt" style:font-weight-complex="normal"/>
    </style:style>
    <style:style style:name="P5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929d3" officeooo:paragraph-rsid="02ddca17" fo:background-color="transparent" style:font-size-asian="7pt" style:font-weight-asian="normal" style:font-size-complex="7pt" style:font-weight-complex="normal"/>
    </style:style>
    <style:style style:name="P5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c8044" officeooo:paragraph-rsid="02dc8044" fo:background-color="transparent" style:font-size-asian="7pt" style:font-weight-asian="normal" style:font-size-complex="7pt" style:font-weight-complex="normal"/>
    </style:style>
    <style:style style:name="P5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999999" loext:opacity="100%" style:font-name="Tahoma" fo:font-size="8pt" fo:letter-spacing="-0.016cm" fo:language="es" fo:country="ES" fo:font-weight="normal" officeooo:rsid="02e40a3a" officeooo:paragraph-rsid="02e76393" fo:background-color="transparent" style:font-size-asian="8pt" style:font-weight-asian="normal" style:font-size-complex="8pt" style:font-weight-complex="normal"/>
    </style:style>
    <style:style style:name="P5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53694"/>
    </style:style>
    <style:style style:name="P55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officeooo:paragraph-rsid="0367cf41"/>
    </style:style>
    <style:style style:name="P56" style:family="paragraph">
      <style:paragraph-properties fo:text-align="start"/>
      <style:text-properties fo:color="#ffffff" style:text-line-through-style="none" style:text-line-through-type="none" style:font-name="Liberation Sans Narrow" fo:font-size="8pt" fo:font-style="normal" style:text-underline-style="none"/>
    </style:style>
    <style:style style:name="P57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font-variant="small-caps" fo:color="#ffffff" loext:opacity="100%" style:text-outline="false" style:font-name="Tahoma" fo:font-size="12pt" fo:language="gl" fo:country="ES" fo:font-weight="bold" officeooo:rsid="03521e3a" style:font-size-asian="12pt" style:font-weight-asian="bold" style:font-size-complex="12pt" style:font-weight-complex="bold"/>
    </style:style>
    <style:style style:name="T2" style:family="text">
      <style:text-properties fo:font-variant="small-caps" fo:color="#ffffff" loext:opacity="100%" style:text-outline="false" style:font-name="Tahoma" fo:font-size="12pt" fo:language="gl" fo:country="ES" fo:font-weight="bold" officeooo:rsid="039c9e39" style:font-size-asian="12pt" style:font-weight-asian="bold" style:font-size-complex="12pt" style:font-weight-complex="bold"/>
    </style:style>
    <style:style style:name="T3" style:family="text">
      <style:text-properties fo:font-variant="small-caps" fo:color="#ffffff" loext:opacity="100%" style:text-outline="false" style:font-name="Tahoma1" fo:font-size="12pt" fo:language="gl" fo:country="ES" fo:font-weight="bold" style:font-size-asian="12pt" style:font-weight-asian="bold" style:font-size-complex="12pt" style:font-weight-complex="bold"/>
    </style:style>
    <style:style style:name="T4" style:family="text">
      <style:text-properties fo:font-variant="small-caps" fo:color="#ffffff" loext:opacity="100%" style:text-outline="false" style:font-name="Tahoma1" fo:font-size="12pt" fo:language="gl" fo:country="ES" fo:font-weight="bold" officeooo:rsid="03950939" style:font-size-asian="12pt" style:font-weight-asian="bold" style:font-size-complex="12pt" style:font-weight-complex="bold"/>
    </style:style>
    <style:style style:name="T5" style:family="text">
      <style:text-properties fo:font-variant="small-caps" fo:color="#ffffff" loext:opacity="100%" style:text-outline="false" style:font-name="Tahoma1" fo:font-size="12pt" fo:language="gl" fo:country="ES" fo:font-weight="bold" officeooo:rsid="039c9e39" style:font-size-asian="12pt" style:font-weight-asian="bold" style:font-size-complex="12pt" style:font-weight-complex="bold"/>
    </style:style>
    <style:style style:name="T6" style:family="text">
      <style:text-properties fo:color="#323296" loext:opacity="100%" style:font-name="Arial1" fo:font-size="14pt" fo:letter-spacing="-0.016cm" fo:language="es" fo:country="ES" fo:font-weight="bold" officeooo:rsid="027c266c" style:font-size-asian="14pt" style:font-weight-asian="bold" style:font-size-complex="14pt"/>
    </style:style>
    <style:style style:name="T7" style:family="text">
      <style:text-properties fo:color="#323296" loext:opacity="100%" style:font-name="Arial1" fo:font-size="14pt" fo:letter-spacing="-0.016cm" fo:language="es" fo:country="ES" fo:font-weight="bold" officeooo:rsid="01293342" style:font-size-asian="14pt" style:font-weight-asian="bold" style:font-size-complex="14pt"/>
    </style:style>
    <style:style style:name="T8" style:family="text">
      <style:text-properties fo:color="#323296" loext:opacity="100%" style:font-name="Arial1" fo:font-size="14pt" fo:letter-spacing="-0.016cm" fo:language="es" fo:country="ES" fo:font-weight="bold" officeooo:rsid="02a9ef69" style:font-size-asian="14pt" style:font-weight-asian="bold" style:font-size-complex="14pt"/>
    </style:style>
    <style:style style:name="T9" style:family="text">
      <style:text-properties fo:color="#323296" loext:opacity="100%" style:font-name="Arial1" fo:font-size="14pt" fo:letter-spacing="-0.016cm" fo:language="es" fo:country="ES" fo:font-weight="bold" officeooo:rsid="02ce1194" style:font-size-asian="14pt" style:font-weight-asian="bold" style:font-size-complex="14pt"/>
    </style:style>
    <style:style style:name="T10" style:family="text">
      <style:text-properties fo:color="#323296" loext:opacity="100%" style:font-name="Arial1" fo:font-size="14pt" fo:letter-spacing="-0.016cm" fo:language="es" fo:country="ES" fo:font-weight="bold" officeooo:rsid="02ceb0d2" style:font-size-asian="14pt" style:font-weight-asian="bold" style:font-size-complex="14pt"/>
    </style:style>
    <style:style style:name="T11" style:family="text">
      <style:text-properties fo:color="#323296" loext:opacity="100%" style:font-name="Arial1" fo:font-size="14pt" fo:letter-spacing="-0.016cm" fo:language="es" fo:country="ES" fo:font-weight="bold" officeooo:rsid="02e76393" style:font-size-asian="14pt" style:font-weight-asian="bold" style:font-size-complex="14pt"/>
    </style:style>
    <style:style style:name="T12" style:family="text">
      <style:text-properties fo:color="#323296" loext:opacity="100%" style:font-name="Arial1" fo:font-size="14pt" fo:letter-spacing="-0.016cm" fo:language="es" fo:country="ES" fo:font-weight="bold" officeooo:rsid="02e8f517" style:font-size-asian="14pt" style:font-weight-asian="bold" style:font-size-complex="14pt"/>
    </style:style>
    <style:style style:name="T13" style:family="text">
      <style:text-properties fo:color="#323296" loext:opacity="100%" style:font-name="Arial1" fo:font-size="14pt" fo:letter-spacing="-0.016cm" fo:language="es" fo:country="ES" fo:font-weight="bold" officeooo:rsid="03233553" style:font-size-asian="14pt" style:font-weight-asian="bold" style:font-size-complex="14pt"/>
    </style:style>
    <style:style style:name="T14" style:family="text">
      <style:text-properties fo:color="#000000" loext:opacity="100%" style:font-name="Tahoma" fo:font-size="8pt" fo:letter-spacing="-0.016cm" fo:language="es" fo:country="ES" fo:font-weight="normal" officeooo:rsid="02a9ef69" fo:background-color="transparent" loext:char-shading-value="0" style:font-size-asian="8pt" style:font-weight-asian="normal" style:font-size-complex="8pt" style:font-weight-complex="normal"/>
    </style:style>
    <style:style style:name="T15" style:family="text">
      <style:text-properties fo:color="#000000" loext:opacity="100%" style:font-name="Tahoma" fo:font-size="8pt" fo:letter-spacing="-0.016cm" fo:language="es" fo:country="ES" fo:font-weight="normal" officeooo:rsid="02de75ad" fo:background-color="transparent" loext:char-shading-value="0" style:font-size-asian="8pt" style:font-weight-asian="normal" style:font-size-complex="8pt" style:font-weight-complex="normal"/>
    </style:style>
    <style:style style:name="T16" style:family="text">
      <style:text-properties fo:color="#000000" loext:opacity="100%" style:font-name="Tahoma" fo:font-size="8pt" fo:letter-spacing="-0.016cm" fo:language="es" fo:country="ES" fo:font-weight="normal" officeooo:rsid="03a98007" fo:background-color="transparent" loext:char-shading-value="0" style:font-size-asian="8pt" style:font-weight-asian="normal" style:font-size-complex="8pt" style:font-weight-complex="normal"/>
    </style:style>
    <style:style style:name="T17" style:family="text">
      <style:text-properties fo:color="#000000" loext:opacity="100%" style:font-name="Tahoma" fo:font-size="8pt" fo:letter-spacing="-0.016cm" fo:language="es" fo:country="ES" fo:font-weight="normal" officeooo:rsid="03ab0e7d" fo:background-color="transparent" loext:char-shading-value="0" style:font-size-asian="8pt" style:font-weight-asian="normal" style:font-size-complex="8pt" style:font-weight-complex="normal"/>
    </style:style>
    <style:style style:name="T18" style:family="text">
      <style:text-properties fo:color="#000000" loext:opacity="100%" style:font-name="Tahoma" fo:font-size="8pt" fo:letter-spacing="-0.016cm" fo:language="es" fo:country="ES" fo:font-weight="normal" officeooo:rsid="03ab8229" fo:background-color="transparent" loext:char-shading-value="0" style:font-size-asian="8pt" style:font-weight-asian="normal" style:font-size-complex="8pt" style:font-weight-complex="normal"/>
    </style:style>
    <style:style style:name="T19" style:family="text">
      <style:text-properties fo:color="#000000" loext:opacity="100%" style:font-name="Tahoma" fo:font-size="8pt" fo:letter-spacing="-0.016cm" fo:language="es" fo:country="ES" fo:font-weight="normal" officeooo:rsid="03ad0484" fo:background-color="transparent" loext:char-shading-value="0" style:font-size-asian="8pt" style:font-weight-asian="normal" style:font-size-complex="8pt" style:font-weight-complex="normal"/>
    </style:style>
    <style:style style:name="T20" style:family="text">
      <style:text-properties officeooo:rsid="037ebaf1"/>
    </style:style>
    <style:style style:name="T21" style:family="text">
      <style:text-properties officeooo:rsid="037f8a99"/>
    </style:style>
    <style:style style:name="T22" style:family="text">
      <style:text-properties officeooo:rsid="03807133"/>
    </style:style>
    <style:style style:name="T23" style:family="text">
      <style:text-properties officeooo:rsid="0339ed3d"/>
    </style:style>
    <style:style style:name="T24" style:family="text">
      <style:text-properties officeooo:rsid="033b3004"/>
    </style:style>
    <style:style style:name="T25" style:family="text">
      <style:text-properties officeooo:rsid="034bbb3b"/>
    </style:style>
    <style:style style:name="T26" style:family="text">
      <style:text-properties officeooo:rsid="034fcda4"/>
    </style:style>
    <style:style style:name="T27" style:family="text">
      <style:text-properties officeooo:rsid="036a1de8"/>
    </style:style>
    <style:style style:name="T28" style:family="text">
      <style:text-properties officeooo:rsid="0375c3da"/>
    </style:style>
    <style:style style:name="T29" style:family="text">
      <style:text-properties officeooo:rsid="038ad9d8"/>
    </style:style>
    <style:style style:name="T30" style:family="text">
      <style:text-properties officeooo:rsid="038b477f"/>
    </style:style>
    <style:style style:name="T31" style:family="text">
      <style:text-properties officeooo:rsid="0395e3ce"/>
    </style:style>
    <style:style style:name="T32" style:family="text">
      <style:text-properties officeooo:rsid="0396aa68"/>
    </style:style>
    <style:style style:name="T33" style:family="text">
      <style:text-properties officeooo:rsid="03981aab"/>
    </style:style>
    <style:style style:name="T34" style:family="text">
      <style:text-properties officeooo:rsid="039abefd"/>
    </style:style>
    <style:style style:name="T35" style:family="text">
      <style:text-properties officeooo:rsid="039b1853"/>
    </style:style>
    <style:style style:name="T36" style:family="text">
      <style:text-properties officeooo:rsid="02e75683"/>
    </style:style>
    <style:style style:name="T37" style:family="text">
      <style:text-properties officeooo:rsid="02e8752f"/>
    </style:style>
    <style:style style:name="T38" style:family="text">
      <style:text-properties officeooo:rsid="02ea5225"/>
    </style:style>
    <style:style style:name="T39" style:family="text">
      <style:text-properties officeooo:rsid="03a8f014"/>
    </style:style>
    <style:style style:name="T40" style:family="text">
      <style:text-properties officeooo:rsid="03ad5194"/>
    </style:style>
    <style:style style:name="T41" style:family="text">
      <style:text-properties officeooo:rsid="03b12c5a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background-color="#ff8000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aixa de texto 2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Cuadro de texto 1" form:control-implementation="ooo:com.sun.star.form.component.TextField" xml:id="control2" form:id="control2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3" form:id="control3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4" form:id="control4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5" form:id="control5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6" form:id="control6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7" form:id="control7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8" form:id="control8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9" form:id="control9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0" form:id="control10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1" form:id="control11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2" form:id="control12" form:current-value="&#10;SELECT * FROM datosCovid RIGHT OUTER JOIN población ON datosCovid.provinciaISO = Población.ProvinciaISO AND (casos between 10 and 100)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3" form:id="control13" form:current-value="SELECT * FROM datosCovid RIGHT OUTER JOIN población &#10;ON datosCovid.provinciaISO = Población.ProvinciaISO AND pruebaPCR between 1500 AND 2000 &#10;order by pruebaPCR DESC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4" form:id="control14" form:current-value="SELECT DISTINCT fecha, nombre FROM datosCovid NATURAL LEFT OUTER JOIN población&#10;    WHERE pruebaAntígenos = 1492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5" form:id="control15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7" form:id="control17" form:current-value="SELECT equipos.conferencia, equipos.division, jugadores.nombre  FROM equipos LEFT OUTER JOIN jugadores &#10;&#9;ON equipos.nombre = jugadores.nombre_equipo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8" form:id="control18" form:current-value="SELECT puntosXpartido, jugadores.nombre FROM estadisticas LEFT OUTER JOIN jugadores&#10;&#9;ON estadisticas.jugador = jugadores.codigo&#10;    ORDER BY puntosXpartido DESC, jugadores.nombre DESC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9" form:id="control19" form:current-value="SELECT Nombre, PuntosXPartido, AsistenciasXPartido, TaponesXPartido, RebotesXPpartido FROM jugadores RIGHT OUTER JOIN estadisticas&#10;    ON jugadores.codigo = estadisticas.jugador AND temporada LIKE '05/06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0" form:id="control20" form:current-value="SELECT * FROM jugadores RIGHT OUTER JOIN equipos&#10;    ON jugadores.equipo = equipos.nombre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1" form:id="control21" form:current-value="SELECT * FROM empleado RIGHT OUTER JOIN oficina&#10;&#9;ON empleado.codigo_oficina = oficina.codigo_oficina;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2" form:id="control22" form:current-value="SELECT * FROM cliente LEFT OUTER JOIN pedido&#10;&#9;ON pedido.codigo_cliente = cliente.codigo_cliente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3" form:id="control23" form:current-value="SELECT * FROM pago RIGHT OUTER JOIN cliente&#10;&#9;ON pago.codigo_cliente = cliente.codigo_cliente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4" form:id="control24" form:current-value="SELECT * FROM cliente LEFT OUTER JOIN pago&#10;&#9;ON cliente.codigo_cliente = pago.codigo_cliente;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5" form:id="control25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6" form:id="control26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7" form:id="control27" form:current-value="SELECT * FROM provinciasGalicia LEFT OUTER JOIN comarcasGalicia   &#9;ON provinciasGalicia.Provincia = comarcasGalicia.Provincia;&#10;    &#10;SELECT * FROM provinciasGalicia RIGHT OUTER JOIN comarcasGalicia  ON provinciasGalicia.Provincia = comarcasGalicia.Provincia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8" form:id="control28" form:current-value="&#10;SELECT * FROM provinciasGalicia RIGHT OUTER JOIN comarcasGalicia&#10;&#9;ON provinciasGalicia.Provincia = comarcasGalicia.Provincia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9" form:id="control29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2">1</text:span><text:span text:style-name="T6">.<text:tab/></text:span><text:span text:style-name="T13">B</text:span><text:span text:style-name="T8">ase de datos </text:span><text:span text:style-name="T11">Diamante</text:span><text:span text:style-name="T10"> (</text:span><text:span text:style-name="T11">1</text:span><text:span text:style-name="T10"> tabla)</text:span><text:span text:style-name="T7">.</text:span></text:p>
      <text:p text:style-name="P18">.</text:p>
      <text:p text:style-name="P16"><draw:control text:anchor-type="paragraph" draw:z-index="24" draw:name="Control 5" draw:style-name="gr1" draw:text-style-name="P56" svg:width="15.497cm" svg:height="0.856cm" svg:x="1.3cm" svg:y="0cm" draw:control="control25"/></text:p>
      <text:p text:style-name="P31">.</text:p>
      <text:p text:style-name="P22"><draw:control text:anchor-type="paragraph" draw:z-index="25" draw:name="Control 1" draw:style-name="gr1" draw:text-style-name="P56" svg:width="15.497cm" svg:height="0.856cm" svg:x="1.3cm" svg:y="0cm" draw:control="control26"/></text:p>
      <text:p text:style-name="P32">.</text:p>
      <text:p text:style-name="P15"/>
      <text:p text:style-name="P33"><draw:control text:anchor-type="paragraph" draw:z-index="5" draw:name="Control 3" draw:style-name="gr1" draw:text-style-name="P56" svg:width="15.497cm" svg:height="0.856cm" svg:x="1.3cm" svg:y="-0.333cm" draw:control="control6"/>.</text:p>
      <text:p text:style-name="P14"><draw:control text:anchor-type="paragraph" draw:z-index="6" draw:name="Control 4" draw:style-name="gr1" draw:text-style-name="P56" svg:width="15.497cm" svg:height="0.856cm" svg:x="1.3cm" svg:y="0cm" draw:control="control7"/></text:p>
      <text:p text:style-name="P6"><text:span text:style-name="T12">2</text:span><text:span text:style-name="T6">.<text:tab/></text:span><text:span text:style-name="T9">B</text:span><text:span text:style-name="T8">ase de datos </text:span><text:span text:style-name="T11">Recetas de cocina</text:span><text:span text:style-name="T10"> (</text:span><text:span text:style-name="T11">1</text:span><text:span text:style-name="T10"> tablas)</text:span><text:span text:style-name="T7">.</text:span></text:p>
      <text:p text:style-name="P34">.</text:p>
      <text:p text:style-name="P41"><draw:control text:anchor-type="paragraph" draw:z-index="1" draw:name="Control 6" draw:style-name="gr1" draw:text-style-name="P56" svg:width="15.497cm" svg:height="0.856cm" svg:x="1.3cm" svg:y="0cm" draw:control="control2"/></text:p>
      <text:p text:style-name="P35">.</text:p>
      <text:p text:style-name="P40"><draw:control text:anchor-type="paragraph" draw:z-index="2" draw:name="Control 7" draw:style-name="gr1" draw:text-style-name="P56" svg:width="15.497cm" svg:height="0.856cm" svg:x="1.3cm" svg:y="0cm" draw:control="control3"/></text:p>
      <text:p text:style-name="P35">.</text:p>
      <text:p text:style-name="P39"><draw:control text:anchor-type="paragraph" draw:z-index="3" draw:name="Control 8" draw:style-name="gr1" draw:text-style-name="P56" svg:width="15.497cm" svg:height="0.856cm" svg:x="1.3cm" svg:y="0cm" draw:control="control4"/></text:p>
      <text:p text:style-name="P36">.</text:p>
      <text:p text:style-name="P41"><draw:control text:anchor-type="paragraph" draw:z-index="4" draw:name="Control 9" draw:style-name="gr1" draw:text-style-name="P56" svg:width="15.497cm" svg:height="0.856cm" svg:x="1.3cm" svg:y="0cm" draw:control="control5"/></text:p>
      <text:p text:style-name="P11"/>
      <text:p text:style-name="P7"><text:span text:style-name="T12">3</text:span><text:span text:style-name="T6">.<text:tab/></text:span><text:span text:style-name="T9">B</text:span><text:span text:style-name="T8">ase de datos </text:span><text:span text:style-name="T11">Titanic</text:span><text:span text:style-name="T10"> (</text:span><text:span text:style-name="T11">1</text:span><text:span text:style-name="T10"> tablas)</text:span><text:span text:style-name="T7">.</text:span></text:p>
      <text:p text:style-name="P23">.</text:p>
      <text:p text:style-name="P44"><draw:control text:anchor-type="paragraph" draw:z-index="7" draw:name="Control 10" draw:style-name="gr1" draw:text-style-name="P56" svg:width="15.497cm" svg:height="0.856cm" svg:x="1.3cm" svg:y="0cm" draw:control="control8"/></text:p>
      <text:p text:style-name="P24">.</text:p>
      <text:p text:style-name="P39"><draw:control text:anchor-type="paragraph" draw:z-index="8" draw:name="Control 11" draw:style-name="gr1" draw:text-style-name="P56" svg:width="15.497cm" svg:height="0.856cm" svg:x="1.3cm" svg:y="0cm" draw:control="control9"/></text:p>
      <text:p text:style-name="P37">.</text:p>
      <text:p text:style-name="P53"><draw:control text:anchor-type="paragraph" draw:z-index="9" draw:name="Control 12" draw:style-name="gr1" draw:text-style-name="P56" svg:width="15.497cm" svg:height="0.856cm" svg:x="1.3cm" svg:y="0cm" draw:control="control10"/></text:p>
      <text:p text:style-name="P24">.</text:p>
      <text:p text:style-name="P39"><draw:control text:anchor-type="paragraph" draw:z-index="10" draw:name="Control 13" draw:style-name="gr1" draw:text-style-name="P56" svg:width="15.497cm" svg:height="0.856cm" svg:x="1.3cm" svg:y="0cm" draw:control="control11"/></text:p>
      <text:p text:style-name="P12"/>
      <text:p text:style-name="P5"/>
      <text:p text:style-name="P10"><text:span text:style-name="T12">4</text:span><text:span text:style-name="T6">.<text:tab/></text:span><text:span text:style-name="T9">B</text:span><text:span text:style-name="T8">ase de datos </text:span><text:span text:style-name="T11">Covid</text:span><text:span text:style-name="T10"> (</text:span><text:span text:style-name="T12">2</text:span><text:span text:style-name="T10"> tabla</text:span><text:span text:style-name="T12">s</text:span><text:span text:style-name="T10">)</text:span><text:span text:style-name="T7">.</text:span></text:p>
      <text:p text:style-name="P25"><text:span text:style-name="T41">Muestra todos los datosCovid, pero incorpora los datos de las provincias cuyo número de casos oscile entre 10 y 100</text:span><text:span text:style-name="T25">.</text:span></text:p>
      <text:p text:style-name="P45"><draw:control text:anchor-type="paragraph" draw:z-index="11" draw:name="Control 14" draw:style-name="gr1" draw:text-style-name="P56" svg:width="15.497cm" svg:height="0.856cm" svg:x="1.3cm" svg:y="0cm" draw:control="control12"/></text:p>
      <text:p text:style-name="P26"><text:span text:style-name="T20">Muestra </text:span><text:span text:style-name="T31">el n</text:span><text:span text:style-name="T20">ombre de las ocho provincias con pruebasPCR que oscilen entre 1500 y 2000 y ordenadas descendentemente</text:span><text:span text:style-name="T25">.</text:span></text:p>
      <text:p text:style-name="P42"><draw:control text:anchor-type="paragraph" draw:z-index="12" draw:name="Control 15" draw:style-name="gr1" draw:text-style-name="P56" svg:width="15.497cm" svg:height="0.856cm" svg:x="1.3cm" svg:y="0cm" draw:control="control13"/></text:p>
      <text:p text:style-name="P24"><text:span text:style-name="T20">Muestra </text:span><text:span text:style-name="T32">la fecha y el nombre de las Provincias en las que se han realizado 1492 pruebas de antígenos</text:span>.</text:p>
      <text:p text:style-name="P42"><draw:control text:anchor-type="paragraph" draw:z-index="13" draw:name="Control 16" draw:style-name="gr1" draw:text-style-name="P56" svg:width="15.497cm" svg:height="0.856cm" svg:x="1.3cm" svg:y="0cm" draw:control="control14"/></text:p>
      <text:p text:style-name="P27">Muestra <text:span text:style-name="T33">el nombre de las provincias en las que se han realizado todas las prueba (Anticuerpos, Antígenos, Elisa y Desconocida) en una misma fecha</text:span><text:span text:style-name="T28">.</text:span></text:p>
      <text:p text:style-name="P45"><draw:control text:anchor-type="paragraph" draw:z-index="14" draw:name="Control 17" draw:style-name="gr1" draw:text-style-name="P56" svg:width="15.497cm" svg:height="0.856cm" svg:x="1.3cm" svg:y="0cm" draw:control="control15"/></text:p>
      <text:p text:style-name="P13"/>
      <text:p text:style-name="P9"><text:span text:style-name="T11">5</text:span><text:span text:style-name="T6">.<text:tab/></text:span><text:span text:style-name="T9">B</text:span><text:span text:style-name="T8">ase de datos </text:span><text:span text:style-name="T11">Concellos de Galicia</text:span><text:span text:style-name="T10"> (</text:span><text:span text:style-name="T11">3</text:span><text:span text:style-name="T10"> tablas)</text:span><text:span text:style-name="T7">.</text:span></text:p>
      <text:p text:style-name="P28"><text:span text:style-name="T21">Muestr</text:span><text:span text:style-name="T23">a</text:span><text:span text:style-name="T21"> </text:span><text:span text:style-name="T40">la unión entre las Provincias y las Comarcas.</text:span></text:p>
      <text:p text:style-name="P46"><draw:control text:anchor-type="paragraph" draw:z-index="26" draw:name="Control 18" draw:style-name="gr1" draw:text-style-name="P56" svg:width="15.497cm" svg:height="0.856cm" svg:x="1.3cm" svg:y="0cm" draw:control="control27"/></text:p>
      <text:p text:style-name="P38">Borra las Provincias 10 y 12 y las Comarcas de las provincias 11 y 13. Muestra las provincias y las comarcas (si las hay o no).</text:p>
      <text:p text:style-name="P47"><draw:control text:anchor-type="paragraph" draw:z-index="27" draw:name="Control 19" draw:style-name="gr1" draw:text-style-name="P56" svg:width="15.497cm" svg:height="0.856cm" svg:x="1.3cm" svg:y="0cm" draw:control="control28"/></text:p>
      <text:p text:style-name="P29"><text:span text:style-name="T22">Muestra los datos de </text:span><text:span text:style-name="T34">las Comarcas de Galicia junto con los datos de sus Concellos, ordenados ascendentemente por el nombre de la Comarca</text:span><text:span text:style-name="T26">.</text:span></text:p>
      <text:p text:style-name="P47"><draw:control text:anchor-type="paragraph" draw:z-index="28" draw:name="Control 20" draw:style-name="gr1" draw:text-style-name="P56" svg:width="15.497cm" svg:height="0.856cm" svg:x="1.3cm" svg:y="0cm" draw:control="control29"/></text:p>
      <text:p text:style-name="P30"><text:span text:style-name="T22">Muestra </text:span><text:span text:style-name="T35">el nombre y la superficie del Concello con mayor área en km^2</text:span>. <text:span text:style-name="T35">Cuidado que pueden ser varios.</text:span></text:p>
      <text:p text:style-name="P48"><draw:control text:anchor-type="paragraph" draw:z-index="15" draw:name="Control 21" draw:style-name="gr1" draw:text-style-name="P56" svg:width="15.497cm" svg:height="0.856cm" svg:x="1.3cm" svg:y="0cm" draw:control="control16"/></text:p>
      <text:p text:style-name="P4"/>
      <text:p text:style-name="P4"/>
      <text:p text:style-name="P8"><text:span text:style-name="T11">6</text:span><text:span text:style-name="T6">.<text:tab/></text:span><text:span text:style-name="T9">B</text:span><text:span text:style-name="T8">ase de datos NBA </text:span><text:span text:style-name="T10">(4 tablas)</text:span><text:span text:style-name="T7">.</text:span></text:p>
      <text:p text:style-name="P19"><text:span text:style-name="T36">Muestra los nombres de los jugadores agrupados por conferencia y división</text:span>.</text:p>
      <text:p text:style-name="P43"><draw:control text:anchor-type="paragraph" draw:z-index="16" draw:name="Control 22" draw:style-name="gr1" draw:text-style-name="P56" svg:width="15.497cm" svg:height="0.856cm" svg:x="1.3cm" svg:y="0cm" draw:control="control17"/></text:p>
      <text:p text:style-name="P20"><text:span text:style-name="T36">Muestra </text:span><text:span text:style-name="T37">los puntos por partido y </text:span><text:span text:style-name="T36">los nombres de los jugadores </text:span><text:span text:style-name="T37">ordenados descendentement</text:span><text:span text:style-name="T38">e</text:span>.</text:p>
      <text:p text:style-name="P43"><draw:control text:anchor-type="paragraph" draw:z-index="17" draw:name="Control 23" draw:style-name="gr1" draw:text-style-name="P56" svg:width="15.497cm" svg:height="0.856cm" svg:x="1.3cm" svg:y="0cm" draw:control="control18"/></text:p>
      <text:p text:style-name="P17">Muestra <text:span text:style-name="T29">las estadísticas de los jugadores de l</text:span><text:span text:style-name="T30">a</text:span><text:span text:style-name="T29"> </text:span><text:span text:style-name="T30">temporada 2005/06</text:span><text:span text:style-name="T27">.</text:span></text:p>
      <text:p text:style-name="P43"><draw:control text:anchor-type="paragraph" draw:z-index="18" draw:name="Control 24" draw:style-name="gr1" draw:text-style-name="P56" svg:width="15.497cm" svg:height="0.856cm" svg:x="1.3cm" svg:y="0cm" draw:control="control19"/></text:p>
      <text:p text:style-name="P17">Muestra <text:span text:style-name="T39">los datos de cada jugador y los datos del equipo al que pertenecen</text:span><text:span text:style-name="T24">.</text:span></text:p>
      <text:p text:style-name="P43"><draw:control text:anchor-type="paragraph" draw:z-index="19" draw:name="Control 25" draw:style-name="gr1" draw:text-style-name="P56" svg:width="15.497cm" svg:height="0.856cm" svg:x="1.3cm" svg:y="0cm" draw:control="control20"/></text:p>
      <text:p text:style-name="P3"/>
      <text:p text:style-name="P6"><text:span text:style-name="T11">7</text:span><text:span text:style-name="T6">.<text:tab/></text:span><text:span text:style-name="T9">B</text:span><text:span text:style-name="T8">ase de datos </text:span><text:span text:style-name="T10">Jardinería (8 tablas)</text:span><text:span text:style-name="T7">.</text:span></text:p>
      <text:p text:style-name="P54"><text:span text:style-name="T14">Muestra </text:span><text:span text:style-name="T17">empleados y sus oficinas (tengan o no)</text:span></text:p>
      <text:p text:style-name="P49"><draw:control text:anchor-type="paragraph" draw:z-index="20" draw:name="Control 26" draw:style-name="gr1" draw:text-style-name="P56" svg:width="15.497cm" svg:height="0.856cm" svg:x="1.3cm" svg:y="0cm" draw:control="control21"/></text:p>
      <text:p text:style-name="P54"><text:span text:style-name="T14">Muestra </text:span><text:span text:style-name="T16">clientes y sus pedidos (los tengan o no).</text:span></text:p>
      <text:p text:style-name="P52"><draw:control text:anchor-type="paragraph" draw:z-index="21" draw:name="Control 27" draw:style-name="gr1" draw:text-style-name="P56" svg:width="15.497cm" svg:height="0.856cm" svg:x="1.3cm" svg:y="0cm" draw:control="control22"/></text:p>
      <text:p text:style-name="P55"><text:span text:style-name="T14">Muestra </text:span><text:span text:style-name="T18">los datos de los clientes y de sus pagos (los tengan o no).</text:span></text:p>
      <text:p text:style-name="P50"><draw:control text:anchor-type="paragraph" draw:z-index="22" draw:name="Control 28" draw:style-name="gr1" draw:text-style-name="P56" svg:width="15.497cm" svg:height="0.856cm" svg:x="1.3cm" svg:y="0cm" draw:control="control23"/></text:p>
      <text:p text:style-name="P55"><text:span text:style-name="T14">Muestra </text:span><text:span text:style-name="T19">los pago efectuados por los clientes (los tengan o no)</text:span><text:span text:style-name="T15">.</text:span></text:p>
      <text:p text:style-name="P51"><draw:control text:anchor-type="paragraph" draw:z-index="23" draw:name="Control 29" draw:style-name="gr1" draw:text-style-name="P56" svg:width="15.497cm" svg:height="0.856cm" svg:x="1.3cm" svg:y="0cm" draw:control="control24"/></text:p>
      <text:p text:style-name="P21"><draw:control text:anchor-type="paragraph" draw:z-index="0" draw:name="Control 2" draw:style-name="gr2" draw:text-style-name="P57" svg:width="0.092cm" svg:height="0.018cm" svg:x="6.828cm" svg:y="1.034cm" draw:control="control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adornments="Normal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roman" style:font-pitch="variable"/>
  </office:font-face-decls>
  <office:styles>
    <draw:gradient draw:name="Gradient_20_6" draw:display-name="Gradient 6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8pt" style:font-name-complex="OpenSymbol" style:font-family-complex="OpenSymbol" style:font-charset-complex="x-symbol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ahoma" fo:font-family="Tahoma" style:font-family-generic="swiss" style:font-pitch="variable" fo:font-size="6pt" style:font-size-asian="5.25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e9967a" draw:fill-gradient-name="Gradient_20_6" draw:fill-hatch-name="hatch"/>
      <style:paragraph-properties fo:text-align="justify" style:justify-single-word="false" fo:background-color="#e9967a" fo:padding="0.049cm" fo:border="0.06pt solid #000000" style:vertical-align="middle">
        <style:tab-stops>
          <style:tab-stop style:position="0.997cm" style:type="right"/>
          <style:tab-stop style:position="1.281cm"/>
        </style:tab-stops>
      </style:paragraph-properties>
      <style:text-properties officeooo:paragraph-rsid="0332a1eb"/>
    </style:style>
    <style:style style:name="M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MT1" style:family="text">
      <style:text-properties fo:font-variant="small-caps" fo:color="#ffffff" loext:opacity="100%" style:text-outline="false" style:font-name="Tahoma" fo:font-size="12pt" fo:language="gl" fo:country="ES" fo:font-weight="bold" officeooo:rsid="03521e3a" style:font-size-asian="12pt" style:font-weight-asian="bold" style:font-size-complex="12pt" style:font-weight-complex="bold"/>
    </style:style>
    <style:style style:name="MT2" style:family="text">
      <style:text-properties fo:font-variant="small-caps" fo:color="#ffffff" loext:opacity="100%" style:text-outline="false" style:font-name="Tahoma" fo:font-size="12pt" fo:language="gl" fo:country="ES" fo:font-weight="bold" officeooo:rsid="039c9e39" style:font-size-asian="12pt" style:font-weight-asian="bold" style:font-size-complex="12pt" style:font-weight-complex="bold"/>
    </style:style>
    <style:style style:name="MT3" style:family="text">
      <style:text-properties fo:font-variant="small-caps" fo:color="#ffffff" loext:opacity="100%" style:text-outline="false" style:font-name="Tahoma1" fo:font-size="12pt" fo:language="gl" fo:country="ES" fo:font-weight="bold" style:font-size-asian="12pt" style:font-weight-asian="bold" style:font-size-complex="12pt" style:font-weight-complex="bold"/>
    </style:style>
    <style:style style:name="MT4" style:family="text">
      <style:text-properties fo:font-variant="small-caps" fo:color="#ffffff" loext:opacity="100%" style:text-outline="false" style:font-name="Tahoma1" fo:font-size="12pt" fo:language="gl" fo:country="ES" fo:font-weight="bold" officeooo:rsid="03950939" style:font-size-asian="12pt" style:font-weight-asian="bold" style:font-size-complex="12pt" style:font-weight-complex="bold"/>
    </style:style>
    <style:style style:name="MT5" style:family="text">
      <style:text-properties fo:font-variant="small-caps" fo:color="#ffffff" loext:opacity="100%" style:text-outline="false" style:font-name="Tahoma1" fo:font-size="12pt" fo:language="gl" fo:country="ES" fo:font-weight="bold" officeooo:rsid="039c9e39" style:font-size-asian="12pt" style:font-weight-asian="bold" style:font-size-complex="12pt" style:font-weight-complex="bol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Título">
          <text:p text:style-name="MP1"><text:span text:style-name="MT1"><text:tab/></text:span><text:span text:style-name="MT2">10</text:span><text:span text:style-name="MT3">.<text:tab/>Realización de consultas </text:span><text:span text:style-name="MT4">multitabla con composición </text:span><text:span text:style-name="MT5">externa</text:span></text:p>
        </text:section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2DT10H58M34S</meta:editing-duration>
    <meta:editing-cycles>736</meta:editing-cycles>
    <meta:generator>LibreOffice/7.2.1.2$Windows_X86_64 LibreOffice_project/87b77fad49947c1441b67c559c339af8f3517e22</meta:generator>
    <dc:date>2023-03-13T12:31:17.540000000</dc:date>
    <meta:document-statistic meta:table-count="0" meta:image-count="0" meta:object-count="0" meta:page-count="3" meta:paragraph-count="36" meta:word-count="320" meta:character-count="1773" meta:non-whitespace-character-count="1488"/>
  </office:meta>
</office:document-meta>
</file>